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929cm" svg:height="5.164cm" draw:transform="rotate (-1.79419847105017) translate (8.1601095588809cm 3.3403876758345cm)" svg:viewBox="0 0 5930 5165" svg:d="M1424 1429c764 56 1732 247 1859-206s-529-826-1283-592-1506 934-1126 2392 1773 1677 2638 1536c865-140 2453-1084 1083-3388-123-231 626-428 745-200 900 1417 1034 3877-1524 4159s-3416-1193-3658-1980c-241-787-464-2593 1403-3045 1866-452 2579 666 2542 1237-37 572-692 878-2619 756-235-37-250-670-60-669z">
          <text:p/>
        </draw:path>
        <draw:path draw:style-name="gr1" draw:text-style-name="P1" draw:layer="layout" svg:width="2.894cm" svg:height="2.429cm" draw:transform="skewX (-0.000698131700797864) rotate (0.38152897448596) translate (3.1570585536883cm 4.9627699637145cm)" svg:viewBox="0 0 2895 2430" svg:d="M2887 791c-632-918-2000-1218-2713 96-714 1314 946 1937 1818 1278 121-71 182-566-3-593-1108 520-1367-275-1213-583 250-482 1035-432 1443 303 95 50 758-402 668-501z">
          <text:p/>
        </draw:path>
        <draw:path draw:style-name="gr2" draw:text-style-name="P1" draw:layer="layout" svg:width="0.903cm" svg:height="0.66cm" draw:transform="rotate (-2.1556561591382) translate (6.6017739720902cm 7.6785680681445cm)" svg:viewBox="0 0 904 661" svg:d="M526 644c137-64 330-218 368-366 35-139-27-185-184-244-155-57-350-32-459-3-277 72-309 187-173 369 135 182 312 309 448 244z">
          <text:p/>
        </draw:path>
        <draw:path draw:style-name="gr2" draw:text-style-name="P1" draw:layer="layout" svg:width="0.835cm" svg:height="0.55cm" draw:transform="skewX (-0.00139626340159544) rotate (-2.15705242253979) translate (6.37703264294209cm 4.7845983539642cm)" svg:viewBox="0 0 836 551" svg:d="M434 549c171-16 339-143 390-251 50-108-64-201-193-254-130-52-268-66-432 3-162 69-262 183-153 322 109 138 217 195 388 180z">
          <text:p/>
        </draw:path>
        <draw:path draw:style-name="gr2" draw:text-style-name="P1" draw:layer="layout" svg:width="0.903cm" svg:height="0.661cm" draw:transform="rotate (-2.15757602131539) translate (6.6069911071037cm 4.2486151038324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835cm" svg:height="0.55cm" draw:transform="skewX (-0.0013962634015955) rotate (-2.15705242253979) translate (6.2010326429421cm 5.7255983539642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5:50:58.180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